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 style:list-style-name="L3">
      <style:text-properties style:font-name="Comic Sans MS" fo:language="en" fo:country="GB" style:language-asian="zxx" style:country-asian="none" style:language-complex="zxx" style:country-complex="none"/>
    </style:style>
    <style:style style:name="P3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8" style:family="paragraph" style:parent-style-name="Standard" style:list-style-name="L4"/>
    <style:style style:name="P9" style:family="paragraph" style:parent-style-name="Standard" style:list-style-name="L5"/>
    <style:style style:name="T1" style:family="text">
      <style:text-properties style:font-name="Comic Sans MS" fo:language="en" fo:country="GB" style:language-asian="zxx" style:country-asian="none" style:language-complex="zxx" style:country-complex="non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EXPECTATION</text:p>
      <text:p text:style-name="P1"/>
      <text:p text:style-name="P1"/>
      <text:p text:style-name="P1"/>
      <text:p text:style-name="P1">Pot Odds</text:p>
      <text:p text:style-name="P1">Implied Odds</text:p>
      <text:p text:style-name="P1">Pot Equity</text:p>
      <text:p text:style-name="P1"/>
      <text:p text:style-name="P1"/>
      <text:p text:style-name="P1"/>
      <text:p text:style-name="P1"/>
      <text:p text:style-name="P1"/>
      <text:p text:style-name="P1">What's my Expectation?</text:p>
      <text:p text:style-name="P1"/>
      <text:p text:style-name="P1"/>
      <text:p text:style-name="P1">STEP 1) Compare actual Pot Odds with your Break Even Pot Odds</text:p>
      <text:p text:style-name="P1"/>
      <text:p text:style-name="P1">Pot Odds</text:p>
      <text:list xml:id="list6651901959756762388" text:style-name="L1">
        <text:list-item>
          <text:p text:style-name="P5"><text:span text:style-name="T1">Total # of Bets in pot / size of next bet (in bets, may be 1)</text:span></text:p>
        </text:list-item>
      </text:list>
      <text:p text:style-name="P1"/>
      <text:p text:style-name="P1">Break Even Pot Odds</text:p>
      <text:list xml:id="list5096231266361711203" text:style-name="L2">
        <text:list-item>
          <text:p text:style-name="P6"><text:span text:style-name="T1">Total # of Unseen Cards / Total # of OUTS</text:span></text:p>
        </text:list-item>
      </text:list>
      <text:p text:style-name="P1"/>
      <text:p text:style-name="P1">IF <text:s/>Pot Odds &gt;= Break Even Pot Odds</text:p>
      <text:p text:style-name="P1"><text:tab/>Call</text:p>
      <text:p text:style-name="P1">ELSE</text:p>
      <text:p text:style-name="P1"><text:tab/>Fold</text:p>
      <text:p text:style-name="P1"/>
      <text:p text:style-name="P1"/>
      <text:p text:style-name="P1">STEP 2) Calculate Pot Equity</text:p>
      <text:p text:style-name="P1"/>
      <text:p text:style-name="P1">The % chance you make your hand by the river.</text:p>
      <text:p text:style-name="P1"/>
      <text:p text:style-name="P1">Calculate the average % chance of each player winning</text:p>
      <text:p text:style-name="P1"><text:s text:c="5"/>Average%WinChance = 100 / total # of player</text:p>
      <text:p text:style-name="P1"/>
      <text:p text:style-name="P1">Get the % <text:s/>chance that you make your hand by the river.</text:p>
      <text:p text:style-name="P1"><text:s text:c="5"/>ChanceToMakeHandByRiver</text:p>
      <text:p text:style-name="P1"/>
      <text:p text:style-name="P1"/>
      <text:p text:style-name="P1"/>
      <text:p text:style-name="P1"><text:soft-page-break/></text:p>
      <text:p text:style-name="P1">IF Pot Odds = FOLD (negative expectation)</text:p>
      <text:p text:style-name="P1"><text:s text:c="4"/>THEN IF Pot Equity = CALL</text:p>
      <text:p text:style-name="P1"><text:s text:c="8"/>CALL</text:p>
      <text:p text:style-name="P1"><text:s text:c="4"/>ELSE </text:p>
      <text:p text:style-name="P1"><text:s text:c="8"/>FOLD</text:p>
      <text:p text:style-name="P1"/>
      <text:p text:style-name="P1">IF Pot Odds = Call (positive expectation)</text:p>
      <text:p text:style-name="P1"><text:s text:c="4"/>THEN IF Pot Equity = RAISE</text:p>
      <text:p text:style-name="P1"><text:s text:c="8"/>RAISE</text:p>
      <text:p text:style-name="P1"><text:s text:c="4"/>ELSE </text:p>
      <text:p text:style-name="P1"><text:s text:c="8"/>CALL</text:p>
      <text:p text:style-name="P1"/>
      <text:p text:style-name="P1"/>
      <text:p text:style-name="P1"/>
      <text:p text:style-name="P1">POT EQUITY</text:p>
      <text:list xml:id="list3006464779551121291" text:style-name="L3">
        <text:list-item>
          <text:p text:style-name="P2">% chance of making hand by the river</text:p>
        </text:list-item>
        <text:list-item>
          <text:p text:style-name="P2">is your percentage chance of winning the pot at any given point in a hand</text:p>
        </text:list-item>
        <text:list-item>
          <text:p text:style-name="P2">HOW DO WE CALCULATE THIS??????</text:p>
        </text:list-item>
        <text:list-item>
          <text:p text:style-name="P2">We can use this in 2 ways</text:p>
        </text:list-item>
      </text:list>
      <text:p text:style-name="P1"/>
      <text:p text:style-name="P1">2 Ways of Using Pot Equity:</text:p>
      <text:p text:style-name="P1"/>
      <text:p text:style-name="P1">1) We can compare that with the average chance of each player winning:</text:p>
      <text:p text:style-name="P1">Average%ChanceToWin = 100 / Total # of players</text:p>
      <text:p text:style-name="P1"/>
      <text:p text:style-name="P1">Pot Equity &gt; <text:s/>Average%ChanceToWin = CALL/RAISE</text:p>
      <text:p text:style-name="P1"/>
      <text:p text:style-name="P1">AND</text:p>
      <text:p text:style-name="P1"/>
      <text:p text:style-name="P1">2) We can compare Pot Equity with with next bet as a percentage of the pot</text:p>
      <text:p text:style-name="P1">NextBet% = (bet / pot) * 100</text:p>
      <text:p text:style-name="P1"/>
      <text:p text:style-name="P1">Pot Equity &gt; NextBet% = CALL/RAI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ERCENTAGE CHANCE OF WINNING</text:p>
      <text:p text:style-name="P1">I need to either use a list/table of these, or figure out how to calculate them!!!</text:p>
      <text:p text:style-name="P1"><text:soft-page-break/></text:p>
      <text:p text:style-name="P3">% Chance of Getting What You Want</text:p>
      <text:p text:style-name="P1"/>
      <text:p text:style-name="P1">With TURN and RIVER to come</text:p>
      <text:list xml:id="list1753455256042441478" text:style-name="L4">
        <text:list-item>
          <text:p text:style-name="P8"><text:span text:style-name="T1"># of outs x 4</text:span></text:p>
        </text:list-item>
      </text:list>
      <text:p text:style-name="P1"/>
      <text:p text:style-name="P1">With just the RIVER to come</text:p>
      <text:list xml:id="list2203205635714594087" text:style-name="L5">
        <text:list-item>
          <text:p text:style-name="P9"><text:span text:style-name="T1"># of outs x 2</text:span></text:p>
        </text:list-item>
      </text:list>
      <text:p text:style-name="P1"/>
      <text:p text:style-name="P1"/>
      <text:p text:style-name="P1"/>
      <text:p text:style-name="P1">Pot Equity = Rule of 2s and 4s</text:p>
      <text:p text:style-name="P1">Pot odds = Total pot including my call / Call amount.</text:p>
      <text:p text:style-name="P1"/>
      <text:p text:style-name="P1"/>
      <text:p text:style-name="P1">PZxFRE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OT ODDS</text:p>
      <text:p text:style-name="P1"/>
      <text:p text:style-name="P1">$400 pot</text:p>
      <text:p text:style-name="P1">$100 bet</text:p>
      <text:p text:style-name="P1"/>
      <text:p text:style-name="P1">Pot Odds = 100 / (400 + 100) * 100</text:p>
      <text:p text:style-name="P1"/>
      <text:p text:style-name="P1">PotEquity = </text:p>
      <text:p text:style-name="P1"/>
      <text:p text:style-name="P1"># of Outs x 2 = </text:p>
      <text:p text:style-name="P1"># of Outs x 4 = </text:p>
      <text:p text:style-name="P1"/>
      <text:p text:style-name="P1">or</text:p>
      <text:p text:style-name="P1"># of outs / Total Unseen Cards </text:p>
      <text:p text:style-name="P1"/>
      <text:p text:style-name="P1">IF PotEquity &gt; Pot Odds</text:p>
      <text:p text:style-name="P1"><text:tab/>Call / Raise</text:p>
      <text:p text:style-name="P1">Else</text:p>
      <text:p text:style-name="P1"><text:tab/>Fol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5M48S</meta:editing-duration>
    <meta:editing-cycles>25</meta:editing-cycles>
    <meta:generator>OpenOffice/4.1.1$Win32 OpenOffice.org_project/411m6$Build-9775</meta:generator>
    <dc:date>2016-12-03T18:43:42.75</dc:date>
    <dc:creator>Charles Edwards</dc:creator>
    <meta:document-statistic meta:table-count="0" meta:image-count="0" meta:object-count="0" meta:page-count="5" meta:paragraph-count="66" meta:word-count="363" meta:character-count="1766"/>
    <meta:user-defined meta:name="Info 1"/>
    <meta:user-defined meta:name="Info 2"/>
    <meta:user-defined meta:name="Info 3"/>
    <meta:user-defined meta:name="Info 4"/>
  </office:meta>
</office:document-meta>
</file>